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B0000006C073E7924B0090E5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e9aa9" officeooo:paragraph-rsid="001e9aa9"/>
    </style:style>
    <style:style style:name="P2" style:family="paragraph" style:parent-style-name="Standard">
      <style:paragraph-properties fo:text-align="end" style:justify-single-word="false"/>
      <style:text-properties fo:font-size="16pt" officeooo:rsid="001e9aa9" officeooo:paragraph-rsid="001e9aa9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1e9aa9" officeooo:paragraph-rsid="001e9aa9" style:font-size-asian="14pt" style:font-size-complex="16pt"/>
    </style:style>
    <style:style style:name="P4" style:family="paragraph" style:parent-style-name="Standard">
      <style:paragraph-properties fo:text-align="end" style:justify-single-word="false"/>
      <style:text-properties officeooo:rsid="001e9aa9" officeooo:paragraph-rsid="001e9aa9"/>
    </style:style>
    <style:style style:name="P5" style:family="paragraph" style:parent-style-name="Standard">
      <style:paragraph-properties fo:text-align="end" style:justify-single-word="false"/>
      <style:text-properties fo:font-size="46pt" officeooo:rsid="001e9aa9" officeooo:paragraph-rsid="001e9aa9" style:font-size-asian="46pt" style:font-size-complex="46pt"/>
    </style:style>
    <style:style style:name="T1" style:family="text">
      <style:text-properties fo:font-size="26pt" style:font-size-asian="26pt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5">20 Years of KDE</text:p>
      <text:p text:style-name="P1"><text:span text:style-name="T1">Past, Present and Future</text:span></text:p>
      <text:p text:style-name="P1"/>
      <text:p text:style-name="P2">Editor: Lydia Pintscher</text:p>
      <text:p text:style-name="P2"><draw:frame draw:style-name="fr1" draw:name="Image1" text:anchor-type="paragraph" svg:x="-2cm" svg:y="1.522cm" svg:width="17cm" svg:height="11.845cm" draw:z-index="0"><draw:image xlink:href="Pictures/10000201000009B0000006C073E7924B0090E58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cm" fo:margin-bottom="1cm" fo:margin-left="1cm" fo:margin-right="1cm" style:shadow="none" style:writing-mode="lr-tb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17:58:33.231840226</meta:creation-date>
    <dc:date>2016-07-23T18:14:08.259719217</dc:date>
    <meta:editing-duration>PT7M6S</meta:editing-duration>
    <meta:editing-cycles>3</meta:editing-cycles>
    <meta:generator>LibreOffice/5.1.4.2$Linux_X86_64 LibreOffice_project/10m0$Build-2</meta:generator>
    <meta:document-statistic meta:table-count="0" meta:image-count="1" meta:object-count="0" meta:page-count="1" meta:paragraph-count="3" meta:word-count="11" meta:character-count="62" meta:non-whitespace-character-count="54"/>
  </office:meta>
</office:document-meta>
</file>